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b5bd2" officeooo:paragraph-rsid="000b5bd2"/>
    </style:style>
    <style:style style:name="P2" style:family="paragraph" style:parent-style-name="Preformatted_20_Text">
      <style:text-properties fo:font-size="15pt" officeooo:rsid="000b5bd2" officeooo:paragraph-rsid="000b5bd2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едлагаю сыграть в кошки-мышки.</text:p>
      <text:p text:style-name="P1"/>
      <text:p text:style-name="P1">@ - кошка</text:p>
      <text:p text:style-name="P1">&amp; - мышка</text:p>
      <text:p text:style-name="P1"/>
      <text:p text:style-name="P1">Ваша задача кошкой поймать мышь.</text:p>
      <text:p text:style-name="P1"/>
      <text:p text:style-name="P1">Кошка может ходить на два поля или на одно в любую сторону (по диагонали ходить разрешено).</text:p>
      <text:p text:style-name="P1"/>
      <text:p text:style-name="P1">Управлять кошкой можно отправляя два числа: изменение координат по x и y (через запятую).</text:p>
      <text:p text:style-name="P1"/>
      <text:p text:style-name="P1">Например:</text:p>
      <text:p text:style-name="P1"/>
      <text:p text:style-name="P2"><text:s text:c="3"/>0 1 2 3 4 5</text:p>
      <text:p text:style-name="P2"><text:s text:c="2"/>-------------&gt; x</text:p>
      <text:p text:style-name="P2">0| . * * * . .</text:p>
      <text:p text:style-name="P2">1| * * @ * * .</text:p>
      <text:p text:style-name="P2">2| . * * * . .</text:p>
      <text:p text:style-name="P2">3| * . * . * .</text:p>
      <text:p text:style-name="P2">4| . . ' ' ' .</text:p>
      <text:p text:style-name="P2">5| . . ' &amp; ' .</text:p>
      <text:p text:style-name="P2">6| . . ' ' ' . </text:p>
      <text:p text:style-name="P2"><text:s/>v</text:p>
      <text:p text:style-name="P2"><text:s/></text:p>
      <text:p text:style-name="P2"><text:s/>y</text:p>
      <text:p text:style-name="P2"/>
      <text:p text:style-name="P1"/>
      <text:p text:style-name="P1">В данной ситуации 14 возможных ходов (8 на одно поле, 5 на два, и 1 - остатся на месте). На карте обозначены как "*". Рассмотрим некоторые из них:</text:p>
      <text:p text:style-name="P1">(1,0) - Перемещаемся на клетку вверх и на клетку влево - "-1,-1" </text:p>
      <text:p text:style-name="P1">(4,1) - На две клетки вправо - "2,0"</text:p>
      <text:p text:style-name="P1">(4,3) - На две клетки вправо и на две вниз - "2,2"</text:p>
      <text:p text:style-name="P1">(0,3) - На две клетки влево и на две вниз - "-2,2"</text:p>
      <text:p text:style-name="P1">(2,1) - Остаться на месте - "0,0"</text:p>
      <text:p text:style-name="P1"/>
      <text:p text:style-name="P1">Мышка может двигаться на одну клетку в любую сторону (8 возможных ходов, обозначены как "'") или остаться на месте.</text:p>
      <text:p text:style-name="P1"/>
      <text:p text:style-name="P1">Не кошка, не мышка не могут выйти за пределы игрового поля.</text:p>
      <text:p text:style-name="P1"/>
      <text:p text:style-name="P1">Вам дано 100 ходов и 10 секунд.</text:p>
      <text:p text:style-name="P1"/>
      <text:p text:style-name="P1">Удачи!!</text:p>
      <text:p text:style-name="P1"/>
      <text:p text:style-name="P1">nc &lt;ip&gt; 8050 - игровой сервис</text:p>
      <text:p text:style-name="P1">nc &lt;ip&gt; 8051 - тестовый сервис (карта меньше, и временной лимит больше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7T15:10:49.163439404</dc:date>
    <meta:editing-duration>PT13M33S</meta:editing-duration>
    <meta:editing-cycles>1</meta:editing-cycles>
    <meta:document-statistic meta:table-count="0" meta:image-count="0" meta:object-count="0" meta:page-count="1" meta:paragraph-count="31" meta:word-count="241" meta:character-count="1099" meta:non-whitespace-character-count="879"/>
    <meta:generator>LibreOffice/5.1.6.2$Linux_X86_64 LibreOffice_project/10m0$Build-2</meta:generator>
  </office:meta>
</office:document-meta>
</file>